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size="22pt" fo:font-weight="bold" officeooo:rsid="00168ce0" officeooo:paragraph-rsid="00168ce0" style:font-size-asian="22pt" style:font-weight-asian="bold" style:font-size-complex="22pt" style:font-weight-complex="bold"/>
    </style:style>
    <style:style style:name="P4" style:family="paragraph" style:parent-style-name="Standard">
      <style:paragraph-properties fo:text-align="start" style:justify-single-word="false"/>
      <style:text-properties fo:font-size="22pt" fo:font-weight="bold" officeooo:rsid="00183fce" officeooo:paragraph-rsid="00183fce" style:font-size-asian="19.25pt" style:font-weight-asian="bold" style:font-size-complex="22pt" style:font-weight-complex="bold"/>
    </style:style>
    <style:style style:name="P5" style:family="paragraph" style:parent-style-name="Standard">
      <style:paragraph-properties fo:text-align="start" style:justify-single-word="false"/>
      <style:text-properties fo:font-size="22pt" fo:font-weight="bold" officeooo:rsid="0018c384" officeooo:paragraph-rsid="0018c384" style:font-size-asian="19.25pt" style:font-weight-asian="bold" style:font-size-complex="22pt" style:font-weight-complex="bold"/>
    </style:style>
    <style:style style:name="P6" style:family="paragraph" style:parent-style-name="Standard">
      <style:paragraph-properties fo:text-align="start" style:justify-single-word="false"/>
      <style:text-properties fo:font-size="22pt" fo:font-weight="bold" officeooo:rsid="0019387e" officeooo:paragraph-rsid="0019387e" style:font-size-asian="19.25pt" style:font-weight-asian="bold" style:font-size-complex="22pt" style:font-weight-complex="bold"/>
    </style:style>
    <style:style style:name="P7" style:family="paragraph" style:parent-style-name="Standard">
      <style:paragraph-properties fo:text-align="start" style:justify-single-word="false"/>
      <style:text-properties fo:font-size="18pt" fo:font-weight="normal" officeooo:rsid="00183fce" officeooo:paragraph-rsid="00183fce"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18c384" officeooo:paragraph-rsid="0018c384"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019387e" officeooo:paragraph-rsid="0019387e"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font-variant="normal" fo:text-transform="none" fo:color="#374151" loext:opacity="100%" style:font-name="Liberation Serif" fo:font-size="18pt" fo:letter-spacing="normal" fo:font-style="normal" fo:font-weight="normal" officeooo:rsid="00168ce0" officeooo:paragraph-rsid="00168ce0"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variant="normal" fo:text-transform="none" fo:color="#374151" loext:opacity="100%" style:font-name="Liberation Serif" fo:font-size="18pt" fo:letter-spacing="normal" fo:font-style="normal" fo:font-weight="normal" officeooo:rsid="00183fce" officeooo:paragraph-rsid="00183fce"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font-variant="normal" fo:text-transform="none" fo:color="#374151" loext:opacity="100%" style:font-name="Liberation Serif" fo:font-size="22pt" fo:letter-spacing="normal" fo:font-style="normal" fo:font-weight="normal" officeooo:rsid="00183fce" officeooo:paragraph-rsid="00183fce" style:font-size-asian="19.25pt" style:font-weight-asian="normal" style:font-size-complex="22pt" style:font-weight-complex="normal"/>
    </style:style>
    <style:style style:name="P13" style:family="paragraph" style:parent-style-name="Standard">
      <style:paragraph-properties fo:text-align="start" style:justify-single-word="false"/>
      <style:text-properties fo:font-variant="normal" fo:text-transform="none" fo:color="#374151" loext:opacity="100%" style:font-name="Liberation Serif" fo:font-size="22pt" fo:letter-spacing="normal" fo:font-style="normal" fo:font-weight="bold" officeooo:rsid="00183fce" officeooo:paragraph-rsid="00183fce" style:font-size-asian="22pt" style:font-weight-asian="bold" style:font-size-complex="22pt" style:font-weight-complex="bold"/>
    </style:style>
    <style:style style:name="P14" style:family="paragraph" style:parent-style-name="Standard">
      <style:paragraph-properties fo:text-align="start" style:justify-single-word="false"/>
      <style:text-properties style:font-name="Liberation Serif" fo:font-size="22pt" fo:font-weight="bold" officeooo:rsid="00168ce0" officeooo:paragraph-rsid="00168ce0" style:font-size-asian="22pt" style:font-weight-asian="bold" style:font-size-complex="22pt" style:font-weight-complex="bold"/>
    </style:style>
    <style:style style:name="T1" style:family="text">
      <style:text-properties fo:font-size="32pt" officeooo:rsid="00168ce0" style:font-size-asian="28pt" style:font-size-complex="32pt"/>
    </style:style>
    <style:style style:name="T2" style:family="text">
      <style:text-properties fo:font-size="32pt" fo:font-weight="bold" officeooo:rsid="00168ce0" style:font-size-asian="28pt" style:font-weight-asian="bold" style:font-size-complex="32pt" style:font-weight-complex="bold"/>
    </style:style>
    <style:style style:name="T3" style:family="text">
      <style:text-properties officeooo:rsid="001938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Cloud Computing</text:span></text:p>
      <text:p text:style-name="P1"><text:span text:style-name="T2"/></text:p>
      <text:p text:style-name="P1"><text:span text:style-name="T2"/></text:p>
      <text:p text:style-name="P3">Overview :-</text:p>
      <text:p text:style-name="P3"/>
      <text:p text:style-name="P10">Welcome to the documentation on cloud computing! In this guide, we will explore the fundamental concepts, components, and benefits of cloud computing. Whether you're a beginner or an experienced professional, this documentation will serve as a comprehensive resource to help you understand and leverage the power of cloud computing.</text:p>
      <text:p text:style-name="P10"/>
      <text:p text:style-name="P10"><text:s/></text:p>
      <text:p text:style-name="P14">What is Cloud Computing ?</text:p>
      <text:p text:style-name="P14"/>
      <text:p text:style-name="P10">Cloud computing is a revolutionary technology that allows users to access and utilize computing resources over the internet on-demand. It eliminates the need for local infrastructure by providing a scalable, flexible, and cost-effective platform for hosting applications, storing data, and executing computational tasks.</text:p>
      <text:p text:style-name="P10"/>
      <text:p text:style-name="P10"/>
      <text:p text:style-name="P13">Key Concepts :-</text:p>
      <text:p text:style-name="P13"/>
      <text:p text:style-name="P11">This section will introduce you to the key concepts that form the foundation of cloud computing. We will learn about virtualization, which enables the efficient sharing and utilization of physical resources. We will explore the elasticity,which allows resources to be dynamically allocated and released based on demand. <text:soft-page-break/>Additionaly, we will discuss the essential aspects of scalibility, reliability and security in the context of cloud computing</text:p>
      <text:p text:style-name="P11"/>
      <text:p text:style-name="P12"/>
      <text:p text:style-name="P4">Cloud Service Models :-</text:p>
      <text:p text:style-name="P4"/>
      <text:p text:style-name="P7">Cloud Computing offers different services models to cater various needs and requirements. We will delve into three primary services models: Infrastructure as a Service (IaaS), Platform as a Services(PaaS) and Software as a Services (SaaS). </text:p>
      <text:p text:style-name="P7"/>
      <text:p text:style-name="P7"/>
      <text:p text:style-name="P5">Cloud Deployment Models :-</text:p>
      <text:p text:style-name="P5"/>
      <text:p text:style-name="P8">Cloud deployments can be categorized into different models based on their infrastructure and accesibility. This section will explore the three main deployment models :- Public cloud, Private Cloud and Hybrid Cloud. </text:p>
      <text:p text:style-name="P8"/>
      <text:p text:style-name="P8"/>
      <text:p text:style-name="P5">Cloud Providers and Technologies :-</text:p>
      <text:p text:style-name="P5"/>
      <text:p text:style-name="P8">There is a vast array of cloud service providers and technologies available in the market. In this section, we will introduce you to some of the leading cloud providers, such as Amazon Web Services (AWS), Microsoft Azure and Google Cloud Platform (GCP).</text:p>
      <text:p text:style-name="P8"/>
      <text:p text:style-name="P5">Benefits of Cloud Computing :-</text:p>
      <text:p text:style-name="P5"/>
      <text:p text:style-name="P8">Cloud Computing offers numerous benefits that have tranformed the IT landscape. We will discuss the advantages of scalibility, <text:soft-page-break/>cost effectivness, reliability and global <text:s/>accesibility that cloud computing provides.</text:p>
      <text:p text:style-name="P8"/>
      <text:p text:style-name="P5">C<text:span text:style-name="T3">onsideration and Challenges :- </text:span></text:p>
      <text:p text:style-name="P5"/>
      <text:p text:style-name="P9">While cloud computing offers immense advantages, there are also considerations and challenges to be mindfull of. This Section will highlight important factors such as data privacy, vendor lock-in, network connectivity and regulatory compliance. Understanding these aspects will help us make informed decisions and mitigate potential risks when adopting cloud computing.</text:p>
      <text:p text:style-name="P9"/>
      <text:p text:style-name="P6">Conclusion :-</text:p>
      <text:p text:style-name="P6"/>
      <text:p text:style-name="P9">Cloud Computing has revolutionized the IT industry, offering unprecedented opportunities for organizations of all sizes. This Documentation aims to equip you with the necessary knowledge and understanding of cloud computing concepts, models and considera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0T20:01:24.952657875</meta:creation-date>
    <dc:date>2023-06-20T20:43:48.085064433</dc:date>
    <meta:editing-duration>PT7M51S</meta:editing-duration>
    <meta:editing-cycles>1</meta:editing-cycles>
    <meta:document-statistic meta:table-count="0" meta:image-count="0" meta:object-count="0" meta:page-count="3" meta:paragraph-count="20" meta:word-count="413" meta:character-count="2873" meta:non-whitespace-character-count="2474"/>
    <meta:generator>LibreOffice/7.3.7.2$Linux_X86_64 LibreOffice_project/30$Build-2</meta:generator>
  </office:meta>
</office:document-meta>
</file>